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paragraph-rsid="00028846"/>
    </style:style>
    <style:style style:name="P2" style:family="paragraph">
      <style:paragraph-properties fo:text-align="start"/>
    </style:style>
    <style:style style:name="gr1" style:family="graphic">
      <style:graphic-properties draw:textarea-vertical-align="middle" fo:background-color="#999999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Radio2" form:control-implementation="ooo:com.sun.star.form.component.RadioButton" xml:id="control1" form:id="control1" form:label="Radio2 Label" form:tab-index="2" form:data-field="RadioData 1" form:input-required="false" formx:group-name="Grup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2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1" form:control-implementation="ooo:com.sun.star.form.component.RadioButton" xml:id="control2" form:id="control2" form:label="Radio1 Label" form:tab-index="1" form:data-field="RadioData 1" form:input-required="false" formx:group-name="Grup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1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3" form:control-implementation="ooo:com.sun.star.form.component.RadioButton" xml:id="control3" form:id="control3" form:label="Radio3 Label" form:tab-index="3" form:value="OnValue" form:data-field="RadioData 1" form:input-required="false" formx:group-name="Grup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3 Help"/>
              <form:property form:property-name="ObjIDinMSO" office:value-type="float" office:value="65535"/>
              <form:property form:property-name="SecondaryRefValue" office:value-type="string" office:string-value="OffValue"/>
            </form:properties>
          </form:radio>
          <form:radio form:name="RadioA" form:control-implementation="ooo:com.sun.star.form.component.RadioButton" xml:id="control4" form:id="control4" form:label="RadioA Label" form:tab-index="4" form:value="A" form:data-field="RadioData A" form:input-required="false" formx:group-name="Grupo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A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B" form:control-implementation="ooo:com.sun.star.form.component.RadioButton" xml:id="control5" form:id="control5" form:label="RadioB Label" form:tab-index="5" form:value="B" form:data-field="RadioData A" form:input-required="false" formx:group-name="Grupo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B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C" form:control-implementation="ooo:com.sun.star.form.component.RadioButton" xml:id="control6" form:id="control6" form:label="RadioC Label" form:tab-index="6" form:value="C" form:data-field="RadioData A" form:input-required="false" formx:group-name="Grupo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C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0" draw:name="Forma4" draw:style-name="gr1" draw:text-style-name="P2" svg:width="6.668cm" svg:height="1.033cm" svg:x="1.845cm" svg:y="2.182cm" draw:control="control1"/><draw:control text:anchor-type="paragraph" draw:z-index="1" draw:name="Forma3" draw:style-name="gr1" draw:text-style-name="P2" svg:width="6.695cm" svg:height="1.006cm" svg:x="1.819cm" svg:y="0.594cm" draw:control="control2"/><draw:control text:anchor-type="paragraph" draw:z-index="3" draw:name="Forma3" draw:style-name="gr1" draw:text-style-name="P2" svg:width="6.695cm" svg:height="1.006cm" svg:x="10.021cm" svg:y="0.753cm" draw:control="control4"/><draw:control text:anchor-type="paragraph" draw:z-index="4" draw:name="Forma3" draw:style-name="gr1" draw:text-style-name="P2" svg:width="6.695cm" svg:height="1.006cm" svg:x="10.074cm" svg:y="2.394cm" draw:control="control5"/><draw:control text:anchor-type="paragraph" draw:z-index="5" draw:name="Forma3" draw:style-name="gr1" draw:text-style-name="P2" svg:width="6.695cm" svg:height="1.006cm" svg:x="10.074cm" svg:y="4.008cm" draw:control="control6"/><draw:control text:anchor-type="paragraph" draw:z-index="2" draw:name="Forma3" draw:style-name="gr1" draw:text-style-name="P2" svg:width="6.695cm" svg:height="1.006cm" svg:x="1.845cm" svg:y="4.008cm" draw:control="control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10:49:53.771687718</meta:creation-date>
    <dc:date>2020-01-07T10:20:39.671222449</dc:date>
    <meta:editing-duration>PT19M32S</meta:editing-duration>
    <meta:editing-cycles>7</meta:editing-cycles>
    <meta:generator>LibreOffice/6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